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Bräuner</text:p>
          </table:table-cell>
          <table:table-cell office:value-type="string" table:style-name="ce6">
            <text:p>Burk</text:p>
          </table:table-cell>
          <table:table-cell office:value-type="string" table:style-name="ce6">
            <text:p>Buttgerei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tag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Dienstag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Mittwoch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Donnerstag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eitag, 2017-10-20</text:p>
          </table:table-cell>
          <table:table-cell table:style-name="ce7"/>
          <table:table-cell office:value-type="time" office:time-value="PT2H45M0S" table:style-name="ce7">
            <text:p>02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mstag, 2017-10-21</text:p>
          </table:table-cell>
          <table:table-cell table:number-columns-repeated="2" table:style-name="ce7"/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onntag, 2017-10-22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tag, 2017-10-23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Dienstag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Mittwoch, 2017-10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Donnerstag, 2017-10-2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eitag, 2017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mstag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onntag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tag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Dienstag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Mittwoch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Donnerstag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eitag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mstag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onntag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tag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Dienstag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Mittwoch, 2017-1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Donnerstag, 2017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eitag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mstag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onntag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tag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Dienstag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Mittwoch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Donnerstag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eitag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mstag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onntag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tag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Dienstag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Mittwoch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Donnerstag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eitag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mstag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onntag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tag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Dienstag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Mittwoch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Donnerstag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eitag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mstag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onntag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tag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Dienstag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Mittwoch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Donnerstag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eitag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mstag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onntag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tag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Dienstag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Mittwoch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Donnerstag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eitag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mstag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onntag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tag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Dienstag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Mittwoch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Donnerstag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eitag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mstag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onntag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tag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Dienstag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Mittwoch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Donnerstag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eitag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mstag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onntag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tag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Dienstag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Mittwoch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Donnerstag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eitag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mstag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onntag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tag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Dienstag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Mittwoch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Donnerstag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eitag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mstag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onntag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tag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Dienstag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Mittwoch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Donnerstag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eitag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mstag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onntag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tag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Dienstag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Mittwoch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Donnerstag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eitag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mstag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onntag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tag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Dienstag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Mittwoch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Donnerstag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eitag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mstag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onntag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tag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Dienstag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Mittwoch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Donnerstag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eitag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Bräuner" table:formula="of:=[.B2]" table:style-name="ce3">
            <text:p>Bräuner</text:p>
          </table:table-cell>
          <table:table-cell office:value-type="string" office:string-value="Burk" table:formula="of:=[.C2]" table:style-name="ce3">
            <text:p>Burk</text:p>
          </table:table-cell>
          <table:table-cell office:value-type="string" office:string-value="Buttgereit" table:formula="of:=[.D2]" table:style-name="ce3">
            <text:p>Buttgereit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7H30M0S" table:formula="of:=SUM([.B4:.B120])" table:style-name="ce10">
            <text:p>07:30</text:p>
          </table:table-cell>
          <table:table-cell office:value-type="time" office:time-value="PT8H15M0S" table:formula="of:=SUM([.C4:.C120])" table:style-name="ce10">
            <text:p>08:15</text:p>
          </table:table-cell>
          <table:table-cell office:value-type="time" office:time-value="PT8H0M0S" table:formula="of:=SUM([.D4:.D120])" table:style-name="ce10">
            <text:p>08:00</text:p>
          </table:table-cell>
          <table:table-cell table:style-name="ce1"/>
          <table:table-cell office:value-type="time" office:time-value="PT23H45M0S" table:formula="of:=SUM([.B122:.D122])" table:style-name="ce11">
            <text:p>23:45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Kai Mindermann</meta:initial-creator>
    <dc:creator>Lars Buttgereit</dc:creator>
    <meta:creation-date>2015-10-06T10:15:48Z</meta:creation-date>
    <dc:date>2017-10-25T11:40:23Z</dc:date>
    <meta:editing-cycles>7</meta:editing-cycles>
    <meta:editing-duration>PT0S</meta:editing-duration>
  </office:meta>
</office:document-meta>
</file>